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_32__20_Dots_20_1_20_Dash" svg:stroke-opacity="30%"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text-properties fo:font-size="10pt" fo:font-weight="bold" style:font-size-asian="18pt" style:font-weight-asian="bold" style:font-size-complex="18pt" style:font-weight-complex="bold"/>
    </style:style>
    <style:style style:name="P4" style:family="paragraph">
      <style:paragraph-properties fo:text-align="center"/>
      <style:text-properties fo:font-size="10pt" fo:font-weight="bold" style:font-size-asian="18pt" style:font-weight-asian="bold" style:font-size-complex="18pt" style:font-weight-complex="bold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end"/>
    </style:style>
    <style:style style:name="P7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0pt" fo:font-weight="bold" style:font-size-asian="18pt" style:font-weight-asian="bold" style:font-size-complex="18pt" style:font-weight-complex="bold"/>
    </style:style>
    <style:style style:name="T3" style:family="text">
      <style:text-properties fo:font-size="10pt" fo:font-weight="normal" style:font-size-asian="18pt" style:font-weight-asian="normal" style:font-size-complex="18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3cm" svg:height="7cm" svg:x="17.7cm" svg:y="6.3cm">
          <text:p/>
        </draw:rect>
        <draw:rect draw:style-name="gr2" draw:text-style-name="P2" draw:id="id1" draw:layer="layout" svg:width="2cm" svg:height="1cm" svg:x="4cm" svg:y="10cm">
          <text:p text:style-name="P1"><text:span text:style-name="T1">ISDV4</text:span></text:p>
        </draw:rect>
        <draw:rect draw:style-name="gr2" draw:text-style-name="P2" draw:id="id3" draw:layer="layout" svg:width="2cm" svg:height="1cm" svg:x="4cm" svg:y="5.5cm">
          <text:p text:style-name="P1"><text:span text:style-name="T1">Protocol V</text:span></text:p>
        </draw:rect>
        <draw:rect draw:style-name="gr2" draw:text-style-name="P2" draw:id="id4" draw:layer="layout" svg:width="2cm" svg:height="1cm" svg:x="4cm" svg:y="7cm">
          <text:p text:style-name="P1"><text:span text:style-name="T1">Protocol IV</text:span></text:p>
        </draw:rect>
        <draw:rect draw:style-name="gr2" draw:text-style-name="P2" draw:id="id5" draw:layer="layout" svg:width="2cm" svg:height="1cm" svg:x="4cm" svg:y="4cm">
          <text:p text:style-name="P1"><text:span text:style-name="T1">ADB tablet</text:span></text:p>
          <text:p text:style-name="P1"><text:span text:style-name="T1">controller</text:span></text:p>
        </draw:rect>
        <draw:rect draw:style-name="gr2" draw:text-style-name="P2" draw:id="id7" draw:layer="layout" svg:width="3.6cm" svg:height="2.5cm" svg:x="12.3cm" svg:y="6cm">
          <text:p text:style-name="P1"><text:span text:style-name="T2">output_pen_event</text:span></text:p>
          <text:p text:style-name="P1"><text:span text:style-name="T1"/></text:p>
          <text:p text:style-name="P1"><text:span text:style-name="T1">redirects to </text:span></text:p>
          <text:p text:style-name="P1"><text:span text:style-name="T1">emulation-specific </text:span></text:p>
          <text:p text:style-name="P1"><text:span text:style-name="T1">logic</text:span></text:p>
        </draw:rect>
        <draw:frame draw:style-name="gr3" draw:text-style-name="P3" draw:layer="layout" svg:width="3cm" svg:height="1.063cm" svg:x="3.5cm" svg:y="2.5cm">
          <draw:text-box>
            <text:p text:style-name="P1"><text:span text:style-name="T2">specific native interface logic</text:span></text:p>
          </draw:text-box>
        </draw:frame>
        <draw:rect draw:style-name="gr2" draw:text-style-name="P2" draw:id="id6" draw:layer="layout" svg:width="2cm" svg:height="1cm" svg:x="4cm" svg:y="8.5cm">
          <text:p text:style-name="P1"><text:span text:style-name="T1">Topaz</text:span></text:p>
        </draw:rect>
        <draw:connector draw:style-name="gr4" draw:text-style-name="P2" draw:layer="layout" svg:x1="6cm" svg:y1="10.5cm" svg:x2="8cm" svg:y2="4.5cm" draw:start-shape="id1" draw:start-glue-point="1" draw:end-shape="id2" svg:d="m6000 10500h1000v-6000h1000">
          <text:p/>
        </draw:connector>
        <draw:connector draw:style-name="gr4" draw:text-style-name="P2" draw:layer="layout" svg:x1="6cm" svg:y1="6cm" svg:x2="8cm" svg:y2="4.5cm" draw:start-shape="id3" draw:start-glue-point="1" draw:end-shape="id2" svg:d="m6000 6000h1000v-1500h1000">
          <text:p/>
        </draw:connector>
        <draw:connector draw:style-name="gr4" draw:text-style-name="P2" draw:layer="layout" svg:x1="6cm" svg:y1="7.5cm" svg:x2="8cm" svg:y2="4.5cm" draw:start-shape="id4" draw:start-glue-point="1" draw:end-shape="id2" svg:d="m6000 7500h1000v-3000h1000">
          <text:p/>
        </draw:connector>
        <draw:connector draw:style-name="gr4" draw:text-style-name="P2" draw:layer="layout" svg:x1="6cm" svg:y1="4.5cm" svg:x2="8cm" svg:y2="4.5cm" draw:start-shape="id5" draw:start-glue-point="1" draw:end-shape="id2" svg:d="m6000 4500h2000">
          <text:p/>
        </draw:connector>
        <draw:connector draw:style-name="gr4" draw:text-style-name="P2" draw:layer="layout" svg:x1="6cm" svg:y1="9cm" svg:x2="8cm" svg:y2="4.5cm" draw:start-shape="id6" draw:start-glue-point="1" draw:end-shape="id2" svg:d="m6000 9000h1000v-4500h1000">
          <text:p/>
        </draw:connector>
        <draw:rect draw:style-name="gr2" draw:text-style-name="P2" draw:id="id9" draw:layer="layout" svg:width="2.5cm" svg:height="1cm" svg:x="17.9cm" svg:y="9cm">
          <text:p text:style-name="P1"><text:span text:style-name="T1">Intuos2 </text:span></text:p>
          <text:p text:style-name="P1"><text:span text:style-name="T1">(Protocol V)</text:span></text:p>
        </draw:rect>
        <draw:rect draw:style-name="gr2" draw:text-style-name="P2" draw:id="id8" draw:layer="layout" svg:width="2.54cm" svg:height="1cm" svg:x="17.86cm" svg:y="7.5cm">
          <text:p text:style-name="P1"><text:span text:style-name="T1">Graphire3</text:span></text:p>
          <text:p text:style-name="P1"><text:span text:style-name="T1">(Protocol IV)</text:span></text:p>
        </draw:rect>
        <draw:rect draw:style-name="gr2" draw:text-style-name="P2" draw:id="id10" draw:layer="layout" svg:width="2.5cm" svg:height="1cm" svg:x="17.9cm" svg:y="10.5cm">
          <text:p text:style-name="P1"><text:span text:style-name="T1">Bamboo</text:span></text:p>
          <text:p text:style-name="P1"><text:span text:style-name="T1">Touch</text:span></text:p>
        </draw:rect>
        <draw:connector draw:style-name="gr4" draw:text-style-name="P2" draw:layer="layout" svg:x1="15.9cm" svg:y1="7.25cm" svg:x2="17.86cm" svg:y2="8cm" draw:start-shape="id7" draw:end-shape="id8" draw:end-glue-point="3" svg:d="m15900 7250h980v750h980">
          <text:p/>
        </draw:connector>
        <draw:connector draw:style-name="gr4" draw:text-style-name="P2" draw:layer="layout" svg:x1="15.9cm" svg:y1="7.25cm" svg:x2="17.9cm" svg:y2="9.5cm" draw:start-shape="id7" draw:end-shape="id9" draw:end-glue-point="3" svg:d="m15900 7250h1000v2250h1000">
          <text:p/>
        </draw:connector>
        <draw:connector draw:style-name="gr4" draw:text-style-name="P2" draw:layer="layout" svg:x1="15.9cm" svg:y1="7.25cm" svg:x2="17.9cm" svg:y2="11cm" draw:start-shape="id7" draw:end-shape="id10" draw:end-glue-point="3" svg:d="m15900 7250h1000v3750h1000">
          <text:p/>
        </draw:connector>
        <draw:frame draw:style-name="gr3" draw:text-style-name="P3" draw:layer="layout" svg:width="3.5cm" svg:height="1.063cm" svg:x="17.4cm" svg:y="6.3cm">
          <draw:text-box>
            <text:p text:style-name="P1"><text:span text:style-name="T2">specific USB emulation logic</text:span></text:p>
          </draw:text-box>
        </draw:frame>
        <draw:rect draw:style-name="gr2" draw:text-style-name="P2" draw:id="id11" draw:layer="layout" svg:width="4cm" svg:height="2.45cm" svg:x="16.7cm" svg:y="15.05cm">
          <text:p text:style-name="P1"><text:span text:style-name="T2">Pen data transform</text:span></text:p>
          <text:p text:style-name="P1"><text:span text:style-name="T2"/></text:p>
          <text:p text:style-name="P1"><text:span text:style-name="T1">x, y, pressure, tilt,</text:span><text:span text:style-name="T1"><text:line-break/></text:span><text:span text:style-name="T1">anchors, z-rotation, </text:span></text:p>
          <text:p text:style-name="P1"><text:span text:style-name="T1">tablet rotation</text:span></text:p>
        </draw:rect>
        <draw:connector draw:style-name="gr5" draw:text-style-name="P2" draw:layer="layout" draw:type="curve" svg:x1="17.86cm" svg:y1="8cm" svg:x2="16.7cm" svg:y2="16.275cm" draw:start-shape="id8" draw:start-glue-point="3" draw:end-shape="id11" svg:d="m17860 8000c-2491 0-1911 8275-1160 8275">
          <text:p/>
        </draw:connector>
        <draw:connector draw:style-name="gr5" draw:text-style-name="P2" draw:layer="layout" draw:type="curve" svg:x1="17.9cm" svg:y1="9.5cm" svg:x2="16.7cm" svg:y2="16.275cm" draw:start-shape="id9" draw:start-glue-point="3" draw:end-shape="id11" draw:end-glue-point="3" svg:d="m17900 9500c-2551 0-1951 6775-1200 6775">
          <text:p/>
        </draw:connector>
        <draw:connector draw:style-name="gr5" draw:text-style-name="P2" draw:layer="layout" draw:type="curve" svg:x1="17.9cm" svg:y1="11cm" svg:x2="16.7cm" svg:y2="16.275cm" draw:start-shape="id10" draw:start-glue-point="3" draw:end-shape="id11" draw:end-glue-point="3" svg:d="m17900 11000c-2551 0-1951 5275-1200 5275">
          <text:p/>
        </draw:connector>
        <draw:rect draw:style-name="gr2" draw:text-style-name="P2" draw:id="id12" draw:layer="layout" svg:width="1.44cm" svg:height="1.5cm" svg:x="22.9cm" svg:y="13cm">
          <text:p text:style-name="P1"><text:span text:style-name="T1">USB</text:span></text:p>
          <text:p text:style-name="P1"><text:span text:style-name="T1">util</text:span></text:p>
        </draw:rect>
        <draw:connector draw:style-name="gr4" draw:text-style-name="P2" draw:layer="layout" svg:x1="20.4cm" svg:y1="8cm" svg:x2="22.9cm" svg:y2="13.75cm" draw:start-shape="id8" draw:start-glue-point="1" draw:end-shape="id12" draw:end-glue-point="3" svg:d="m20400 8000h1250v5750h1250">
          <text:p/>
        </draw:connector>
        <draw:connector draw:style-name="gr4" draw:text-style-name="P2" draw:layer="layout" svg:x1="20.4cm" svg:y1="9.5cm" svg:x2="22.9cm" svg:y2="13.75cm" draw:start-shape="id9" draw:start-glue-point="1" draw:end-shape="id12" svg:d="m20400 9500h1250v4250h1250">
          <text:p/>
        </draw:connector>
        <draw:connector draw:style-name="gr4" draw:text-style-name="P2" draw:layer="layout" svg:x1="20.4cm" svg:y1="11cm" svg:x2="22.9cm" svg:y2="13.75cm" draw:start-shape="id10" draw:start-glue-point="1" draw:end-shape="id12" draw:end-glue-point="3" svg:d="m20400 11000h1250v2750h1250">
          <text:p/>
        </draw:connector>
        <draw:rect draw:style-name="gr2" draw:text-style-name="P2" draw:id="id13" draw:layer="layout" svg:width="2.5cm" svg:height="1cm" svg:x="17.9cm" svg:y="12cm">
          <text:p text:style-name="P1"><text:span text:style-name="T1">ISDV4 </text:span><text:span text:style-name="T1"><text:line-break/></text:span><text:span text:style-name="T1">USB</text:span></text:p>
        </draw:rect>
        <draw:connector draw:style-name="gr4" draw:text-style-name="P2" draw:layer="layout" svg:x1="15.9cm" svg:y1="7.25cm" svg:x2="17.9cm" svg:y2="12.5cm" draw:start-shape="id7" draw:start-glue-point="1" draw:end-shape="id13" draw:end-glue-point="3" svg:d="m15900 7250h1000v5250h1000">
          <text:p/>
        </draw:connector>
        <draw:connector draw:style-name="gr4" draw:text-style-name="P2" draw:layer="layout" svg:x1="20.4cm" svg:y1="12.5cm" svg:x2="22.9cm" svg:y2="13.75cm" draw:start-shape="id13" draw:start-glue-point="1" draw:end-shape="id12" draw:end-glue-point="3" svg:d="m20400 12500h1250v1250h1250">
          <text:p/>
        </draw:connector>
        <draw:connector draw:style-name="gr5" draw:text-style-name="P2" draw:layer="layout" draw:type="curve" svg:x1="17.9cm" svg:y1="12.5cm" svg:x2="16.7cm" svg:y2="16.275cm" draw:start-shape="id13" draw:end-shape="id11" draw:end-glue-point="3" svg:d="m17900 12500c-2551 0-1951 3775-1200 3775">
          <text:p/>
        </draw:connector>
        <draw:rect draw:style-name="gr2" draw:text-style-name="P2" draw:id="id14" draw:layer="layout" svg:width="1.44cm" svg:height="2cm" svg:x="22.9cm" svg:y="9.5cm">
          <text:p text:style-name="P1"><text:span text:style-name="T1">idle time</text:span></text:p>
          <text:p text:style-name="P1"><text:span text:style-name="T1">filler </text:span></text:p>
          <text:p text:style-name="P1"><text:span text:style-name="T1">repeat</text:span></text:p>
        </draw:rect>
        <draw:connector draw:style-name="gr4" draw:text-style-name="P2" draw:layer="layout" svg:x1="23.62cm" svg:y1="13cm" svg:x2="23.62cm" svg:y2="11.5cm" draw:start-shape="id12" draw:start-glue-point="0" draw:end-shape="id14" draw:end-glue-point="2" svg:d="m23620 13000v-1500">
          <text:p/>
        </draw:connector>
        <draw:rect draw:style-name="gr2" draw:text-style-name="P2" draw:id="id15" draw:layer="layout" svg:width="1.5cm" svg:height="1cm" svg:x="1cm" svg:y="4cm">
          <text:p text:style-name="P1"><text:span text:style-name="T1">ADB</text:span></text:p>
          <text:p text:style-name="P1"><text:span text:style-name="T1">codec</text:span></text:p>
        </draw:rect>
        <draw:connector draw:style-name="gr6" draw:text-style-name="P2" draw:layer="layout" svg:x1="2.5cm" svg:y1="4.5cm" svg:x2="4cm" svg:y2="4.5cm" draw:start-shape="id15" draw:start-glue-point="1" draw:end-shape="id5" svg:d="m2500 4500h1500">
          <text:p/>
        </draw:connector>
        <draw:rect draw:style-name="gr2" draw:text-style-name="P2" draw:id="id16" draw:layer="layout" svg:width="1.5cm" svg:height="1cm" svg:x="1cm" svg:y="6cm">
          <text:p text:style-name="P1"><text:span text:style-name="T1">Serial</text:span></text:p>
          <text:p text:style-name="P1"><text:span text:style-name="T1">port</text:span></text:p>
        </draw:rect>
        <draw:connector draw:style-name="gr6" draw:text-style-name="P2" draw:layer="layout" svg:x1="2.5cm" svg:y1="6.5cm" svg:x2="4cm" svg:y2="10.5cm" draw:start-shape="id16" draw:start-glue-point="1" draw:end-shape="id1" draw:end-glue-point="3" svg:d="m2500 6500h750v4000h750">
          <text:p/>
        </draw:connector>
        <draw:connector draw:style-name="gr6" draw:text-style-name="P2" draw:layer="layout" svg:x1="4cm" svg:y1="6cm" svg:x2="2.5cm" svg:y2="6.5cm" draw:start-shape="id3" draw:start-glue-point="3" draw:end-shape="id16" draw:end-glue-point="1" svg:d="m4000 6000h-750v500h-750">
          <text:p/>
        </draw:connector>
        <draw:connector draw:style-name="gr6" draw:text-style-name="P2" draw:layer="layout" svg:x1="4cm" svg:y1="7.5cm" svg:x2="2.5cm" svg:y2="6.5cm" draw:start-shape="id4" draw:end-shape="id16" svg:d="m4000 7500h-750v-1000h-750">
          <text:p/>
        </draw:connector>
        <draw:connector draw:style-name="gr6" draw:text-style-name="P2" draw:layer="layout" svg:x1="4cm" svg:y1="9cm" svg:x2="2.5cm" svg:y2="6.5cm" draw:start-shape="id6" draw:start-glue-point="3" draw:end-shape="id16" svg:d="m4000 9000h-750v-2500h-750">
          <text:p/>
        </draw:connector>
        <draw:rect draw:style-name="gr2" draw:text-style-name="P2" draw:id="id17" draw:layer="layout" svg:width="1.5cm" svg:height="1.5cm" svg:x="25.4cm" svg:y="13cm">
          <text:p text:style-name="P1"><text:span text:style-name="T1">USB</text:span></text:p>
        </draw:rect>
        <draw:connector draw:style-name="gr6" draw:text-style-name="P2" draw:layer="layout" svg:x1="24.34cm" svg:y1="13.75cm" svg:x2="25.4cm" svg:y2="13.75cm" draw:start-shape="id12" draw:end-shape="id17" svg:d="m24340 13750h1060">
          <text:p/>
        </draw:connector>
        <draw:rect draw:style-name="gr2" draw:text-style-name="P2" draw:id="id18" draw:layer="layout" svg:width="1.44cm" svg:height="1.5cm" svg:x="22.9cm" svg:y="6.5cm">
          <text:p text:style-name="P1"><text:span text:style-name="T1">5ms </text:span></text:p>
          <text:p text:style-name="P1"><text:span text:style-name="T1">timer</text:span></text:p>
        </draw:rect>
        <draw:connector draw:style-name="gr7" draw:text-style-name="P2" draw:layer="layout" svg:x1="23.62cm" svg:y1="9.5cm" svg:x2="23.62cm" svg:y2="8cm" draw:start-shape="id14" draw:start-glue-point="0" draw:end-shape="id18" svg:d="m23620 9500v-1500">
          <text:p/>
        </draw:connector>
        <draw:connector draw:style-name="gr5" draw:text-style-name="P2" draw:layer="layout" draw:type="curve" svg:x1="20.7cm" svg:y1="16.275cm" svg:x2="20.4cm" svg:y2="12.5cm" draw:start-shape="id11" draw:end-shape="id13" draw:end-glue-point="1" svg:d="m20700 16275c751 0 901-3775-300-3775">
          <text:p/>
        </draw:connector>
        <draw:connector draw:style-name="gr5" draw:text-style-name="P2" draw:layer="layout" draw:type="curve" svg:x1="20.7cm" svg:y1="16.275cm" svg:x2="20.4cm" svg:y2="11cm" draw:start-shape="id11" draw:start-glue-point="1" draw:end-shape="id10" draw:end-glue-point="1" svg:d="m20700 16275c751 0 901-5275-300-5275">
          <text:p/>
        </draw:connector>
        <draw:connector draw:style-name="gr5" draw:text-style-name="P2" draw:layer="layout" draw:type="curve" svg:x1="20.7cm" svg:y1="16.275cm" svg:x2="20.4cm" svg:y2="9.5cm" draw:start-shape="id11" draw:start-glue-point="1" draw:end-shape="id9" draw:end-glue-point="1" svg:d="m20700 16275c751 0 901-6775-300-6775">
          <text:p/>
        </draw:connector>
        <draw:connector draw:style-name="gr5" draw:text-style-name="P2" draw:layer="layout" draw:type="curve" svg:x1="20.7cm" svg:y1="16.275cm" svg:x2="20.4cm" svg:y2="8cm" draw:start-shape="id11" draw:start-glue-point="1" draw:end-shape="id8" svg:d="m20700 16275c751 0 901-8275-300-8275">
          <text:p/>
        </draw:connector>
        <draw:rect draw:style-name="gr2" draw:text-style-name="P4" draw:id="id2" draw:layer="layout" svg:width="3.5cm" svg:height="2cm" svg:x="8cm" svg:y="3.5cm">
          <text:p text:style-name="P1"><text:span text:style-name="T2">input_pen_event</text:span></text:p>
          <text:p text:style-name="P1"><text:span text:style-name="T3"/></text:p>
          <text:p text:style-name="P1"><text:span text:style-name="T3">active area </text:span></text:p>
          <text:p text:style-name="P1"><text:span text:style-name="T3">selection</text:span></text:p>
        </draw:rect>
        <draw:frame draw:style-name="gr8" draw:text-style-name="P5" draw:layer="layout" svg:width="2.018cm" svg:height="0.64cm" svg:x="15.9cm" svg:y="14.16cm">
          <draw:text-box>
            <text:p><text:span text:style-name="T4">PenEvent</text:span></text:p>
          </draw:text-box>
        </draw:frame>
        <draw:frame draw:style-name="gr8" draw:text-style-name="P5" draw:layer="layout" svg:width="1.844cm" svg:height="1.029cm" svg:x="19.5cm" svg:y="13.86cm">
          <draw:text-box>
            <text:p><text:span text:style-name="T4">Xformed</text:span></text:p>
            <text:p text:style-name="P6"><text:span text:style-name="T4">Data</text:span></text:p>
          </draw:text-box>
        </draw:frame>
        <draw:frame draw:style-name="gr8" draw:text-style-name="P5" draw:layer="layout" svg:width="2.018cm" svg:height="0.64cm" svg:x="6.2cm" svg:y="3.8cm">
          <draw:text-box>
            <text:p><text:span text:style-name="T4">PenEvent</text:span></text:p>
          </draw:text-box>
        </draw:frame>
        <draw:rect draw:style-name="gr1" draw:text-style-name="P1" draw:layer="layout" svg:width="3cm" svg:height="9cm" svg:x="3.5cm" svg:y="2.5cm">
          <text:p/>
        </draw:rect>
        <draw:connector draw:style-name="gr4" draw:text-style-name="P1" draw:layer="layout" svg:x1="11.5cm" svg:y1="4.5cm" svg:x2="14.1cm" svg:y2="6cm" draw:start-shape="id2" draw:end-shape="id7" draw:end-glue-point="0" svg:d="m11500 4500h2600v1500">
          <text:p/>
        </draw:connector>
        <draw:frame draw:style-name="gr8" draw:text-style-name="P5" draw:layer="layout" svg:width="2.018cm" svg:height="0.64cm" svg:x="13.982cm" svg:y="4.96cm">
          <draw:text-box>
            <text:p><text:span text:style-name="T4">PenEvent</text:span></text:p>
          </draw:text-box>
        </draw:frame>
        <draw:frame draw:style-name="gr8" draw:text-style-name="P7" draw:layer="layout" svg:width="3.063cm" svg:height="0.64cm" svg:x="11.337cm" svg:y="3.86cm">
          <draw:text-box>
            <text:p><text:span text:style-name="T5">normal pen area</text:span></text:p>
          </draw:text-box>
        </draw:frame>
        <draw:rect draw:style-name="gr2" draw:text-style-name="P2" draw:id="id19" draw:layer="layout" svg:width="3.5cm" svg:height="2.5cm" svg:x="8cm" svg:y="9.5cm">
          <text:p text:style-name="P1"><text:span text:style-name="T2">Pen Button</text:span></text:p>
          <text:p text:style-name="P1"><text:span text:style-name="T2">Handler</text:span></text:p>
          <text:p text:style-name="P1"><text:span text:style-name="T6"/></text:p>
          <text:p text:style-name="P1"><text:span text:style-name="T3">Manages state of 1</text:span></text:p>
          <text:p text:style-name="P1"><text:span text:style-name="T3">« pen » button</text:span></text:p>
        </draw:rect>
        <draw:connector draw:style-name="gr4" draw:text-style-name="P1" draw:layer="layout" svg:x1="9.75cm" svg:y1="5.5cm" svg:x2="9.75cm" svg:y2="9.5cm" draw:start-shape="id2" draw:end-shape="id19" svg:d="m9750 5500v4000">
          <text:p/>
        </draw:connector>
        <draw:frame draw:style-name="gr8" draw:text-style-name="P5" draw:layer="layout" svg:width="2.407cm" svg:height="0.64cm" svg:x="9.593cm" svg:y="12cm">
          <draw:text-box>
            <text:p><text:span text:style-name="T4">ButtonEvent</text:span></text:p>
          </draw:text-box>
        </draw:frame>
        <draw:frame draw:style-name="gr8" draw:text-style-name="P7" draw:layer="layout" svg:width="2.276cm" svg:height="0.64cm" svg:x="9.6cm" svg:y="5.46cm">
          <draw:text-box>
            <text:p><text:span text:style-name="T5">button area</text:span></text:p>
          </draw:text-box>
        </draw:frame>
        <draw:rect draw:style-name="gr2" draw:text-style-name="P4" draw:id="id20" draw:layer="layout" svg:width="4cm" svg:height="2cm" svg:x="3cm" svg:y="18.5cm">
          <text:p text:style-name="P1"><text:span text:style-name="T2">output_button_event</text:span><text:span text:style-name="T2"><text:line-break/></text:span><text:span text:style-name="T2"/></text:p>
          <text:p text:style-name="P1"><text:span text:style-name="T3">redirects to specific</text:span></text:p>
          <text:p text:style-name="P1"><text:span text:style-name="T3">button logic</text:span></text:p>
        </draw:rect>
        <draw:connector draw:style-name="gr4" draw:text-style-name="P1" draw:layer="layout" svg:x1="9.75cm" svg:y1="12cm" svg:x2="5cm" svg:y2="18.5cm" draw:start-shape="id19" draw:start-glue-point="2" draw:end-shape="id20" svg:d="m9750 12000v3250h-4750v3250">
          <text:p/>
        </draw:connector>
        <draw:frame draw:style-name="gr8" draw:text-style-name="P5" draw:layer="layout" svg:width="2.771cm" svg:height="1.029cm" svg:x="9.629cm" svg:y="8.5cm">
          <draw:text-box>
            <text:p><text:span text:style-name="T4">PenEvent, </text:span></text:p>
            <text:p><text:span text:style-name="T4">button number</text:span></text:p>
          </draw:text-box>
        </draw:frame>
        <draw:rect draw:style-name="gr2" draw:text-style-name="P2" draw:id="id21" draw:layer="layout" svg:width="2.6cm" svg:height="1cm" svg:x="10.5cm" svg:y="18.996cm">
          <text:p text:style-name="P1"><text:span text:style-name="T1">Intuos2</text:span></text:p>
          <text:p text:style-name="P1"><text:span text:style-name="T1">button strip</text:span></text:p>
        </draw:rect>
        <draw:rect draw:style-name="gr2" draw:text-style-name="P2" draw:id="id22" draw:layer="layout" svg:width="2.6cm" svg:height="1cm" svg:x="10.5cm" svg:y="17.496cm">
          <text:p text:style-name="P1"><text:span text:style-name="T1">No buttons</text:span></text:p>
        </draw:rect>
        <draw:connector draw:style-name="gr5" draw:text-style-name="P1" draw:layer="layout" draw:type="curve" svg:x1="13.1cm" svg:y1="19.496cm" svg:x2="17.9cm" svg:y2="9.5cm" draw:start-shape="id21" draw:start-glue-point="1" draw:end-shape="id9" svg:d="m13100 19496c3600 0 1200-9996 4800-9996">
          <text:p/>
        </draw:connector>
        <draw:frame draw:style-name="gr8" draw:text-style-name="P8" draw:layer="layout" svg:width="2.276cm" svg:height="1.418cm" svg:x="13.224cm" svg:y="14.882cm">
          <draw:text-box>
            <text:p text:style-name="P1"><text:span text:style-name="T4">begin / end</text:span></text:p>
            <text:p text:style-name="P1"><text:span text:style-name="T4">special pen</text:span></text:p>
            <text:p text:style-name="P1"><text:span text:style-name="T4">operation</text:span></text:p>
          </draw:text-box>
        </draw:frame>
        <draw:connector draw:style-name="gr4" draw:text-style-name="P1" draw:layer="layout" svg:x1="7cm" svg:y1="19.5cm" svg:x2="10.5cm" svg:y2="19.496cm" draw:start-shape="id20" draw:end-shape="id21" draw:end-glue-point="3" svg:d="m7000 19500h1750v-4h1750">
          <text:p/>
        </draw:connector>
        <draw:connector draw:style-name="gr4" draw:text-style-name="P1" draw:layer="layout" svg:x1="7cm" svg:y1="19.5cm" svg:x2="10.5cm" svg:y2="17.996cm" draw:start-shape="id20" draw:end-shape="id22" draw:end-glue-point="3" svg:d="m7000 19500h1750v-1504h1750">
          <text:p/>
        </draw:connector>
        <draw:frame draw:style-name="gr3" draw:text-style-name="P3" draw:layer="layout" svg:width="3.5cm" svg:height="1.063cm" svg:x="10cm" svg:y="16.296cm">
          <draw:text-box>
            <text:p text:style-name="P1"><text:span text:style-name="T2">specific USB button logic</text:span></text:p>
          </draw:text-box>
        </draw:frame>
        <draw:connector draw:style-name="gr4" draw:text-style-name="P1" draw:layer="layout" svg:x1="13.1cm" svg:y1="19.496cm" svg:x2="23.62cm" svg:y2="14.5cm" draw:start-shape="id21" draw:start-glue-point="1" draw:end-shape="id12" draw:end-glue-point="2" svg:d="m13100 19496h10520v-4996">
          <text:p/>
        </draw:connector>
        <draw:frame draw:style-name="gr8" draw:text-style-name="P5" draw:layer="layout" svg:width="3.288cm" svg:height="0.64cm" svg:x="20.212cm" svg:y="18.86cm">
          <draw:text-box>
            <text:p><text:span text:style-name="T4">USB packet bytes</text:span></text:p>
          </draw:text-box>
        </draw:frame>
        <draw:frame draw:style-name="gr8" draw:text-style-name="P5" draw:layer="layout" svg:width="1.582cm" svg:height="1.418cm" svg:x="21.529cm" svg:y="11.6cm">
          <draw:text-box>
            <text:p><text:span text:style-name="T4">USB</text:span></text:p>
            <text:p><text:span text:style-name="T4">Packet</text:span></text:p>
            <text:p><text:span text:style-name="T4">bytes</text:span></text:p>
          </draw:text-box>
        </draw:frame>
        <draw:rect draw:style-name="gr1" draw:text-style-name="P1" draw:layer="layout" svg:width="3.3cm" svg:height="4.3cm" svg:x="10.2cm" svg:y="16.196cm">
          <text:p/>
        </draw:rect>
        <draw:frame draw:style-name="gr8" draw:text-style-name="P5" draw:layer="layout" svg:width="2.018cm" svg:height="0.64cm" svg:x="15.982cm" svg:y="6.5cm">
          <draw:text-box>
            <text:p><text:span text:style-name="T4">PenEvent</text:span></text:p>
          </draw:text-box>
        </draw:frame>
        <draw:frame draw:style-name="gr8" draw:text-style-name="P5" draw:layer="layout" svg:width="1.543cm" svg:height="1.029cm" svg:x="2.4cm" svg:y="3.971cm">
          <draw:text-box>
            <text:p><text:span text:style-name="T4">ADB</text:span></text:p>
            <text:p><text:span text:style-name="T4">packet</text:span></text:p>
          </draw:text-box>
        </draw:frame>
        <draw:frame draw:style-name="gr8" draw:text-style-name="P5" draw:layer="layout" svg:width="2.407cm" svg:height="0.64cm" svg:x="7cm" svg:y="19.46cm">
          <draw:text-box>
            <text:p><text:span text:style-name="T4">ButtonEvent</text:span></text:p>
          </draw:text-box>
        </draw:frame>
        <draw:rect draw:style-name="gr2" draw:text-style-name="P4" draw:id="id23" draw:layer="layout" svg:width="4cm" svg:height="2cm" svg:x="3cm" svg:y="12.5cm">
          <text:p text:style-name="P1"><text:span text:style-name="T2">output_touch_event</text:span><text:span text:style-name="T2"><text:line-break/></text:span><text:span text:style-name="T2"/></text:p>
          <text:p text:style-name="P1"><text:span text:style-name="T3">redirects to specific</text:span></text:p>
          <text:p text:style-name="P1"><text:span text:style-name="T3">button logic</text:span></text:p>
        </draw:rect>
        <draw:connector draw:style-name="gr4" draw:text-style-name="P1" draw:layer="layout" svg:x1="5cm" svg:y1="11cm" svg:x2="5cm" svg:y2="12.5cm" draw:start-shape="id1" draw:start-glue-point="2" draw:end-shape="id23" svg:d="m5000 11000v1500">
          <text:p/>
        </draw:connector>
        <draw:connector draw:style-name="gr4" draw:text-style-name="P1" draw:layer="layout" svg:x1="7cm" svg:y1="13.5cm" svg:x2="17.9cm" svg:y2="11cm" draw:start-shape="id23" draw:start-glue-point="1" draw:end-shape="id10" svg:d="m7000 13500h5450v-2500h5450">
          <text:p/>
        </draw:connector>
        <draw:frame draw:style-name="gr8" draw:text-style-name="P5" draw:layer="layout" svg:width="2.339cm" svg:height="0.64cm" svg:x="4.9cm" svg:y="11.5cm">
          <draw:text-box>
            <text:p><text:span text:style-name="T4">TouchEvent</text:span></text:p>
          </draw:text-box>
        </draw:frame>
        <draw:frame draw:style-name="gr8" draw:text-style-name="P5" draw:layer="layout" svg:width="2.339cm" svg:height="0.64cm" svg:x="13.5cm" svg:y="11cm">
          <draw:text-box>
            <text:p><text:span text:style-name="T4">TouchEv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rnard Poulin</meta:initial-creator>
    <meta:creation-date>2011-08-07T22:52:17.30</meta:creation-date>
    <dc:date>2011-08-21T15:35:44.56</dc:date>
    <dc:creator>Bernard Poulin</dc:creator>
    <meta:editing-duration>PT284H20M59S</meta:editing-duration>
    <meta:editing-cycles>6</meta:editing-cycles>
    <meta:generator>OpenOffice.org/3.2$Win32 OpenOffice.org_project/320m12$Build-9483</meta:generator>
    <meta:document-statistic meta:object-count="83"/>
  </office:meta>
</office:document-meta>
</file>